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MANDE DI STORIA</text:p>
      <text:p text:style-name="P2"/>
      <text:p text:style-name="P2"/>
      <text:p text:style-name="P5">GIOLITTI:</text:p>
      <text:p text:style-name="P5"/>
      <text:p text:style-name="P1">Parla di Giolitti e delle riforme che ha fatto (<text:span text:style-name="T2">riforme sociali e politiche</text:span>):</text:p>
      <text:p text:style-name="P3">Aumento di salari</text:p>
      <text:p text:style-name="P3">riduzione di ore di lavoro</text:p>
      <text:p text:style-name="P3">istruzione elementare per tutti</text:p>
      <text:p text:style-name="P1"/>
      <text:p text:style-name="P1">Qual'era la strategia politica di Giolitti?</text:p>
      <text:p text:style-name="P1"/>
      <text:p text:style-name="P1">Come si comportò nei confronti dei contadini? (<text:span text:style-name="T2">Favorì i latifondisti...</text:span>)</text:p>
      <text:p text:style-name="P1"/>
      <text:p text:style-name="P1">Sviluppo tra Stato e Chiesa negli anni di Giolitti (<text:span text:style-name="T2">Dall'annessione di Roma al fondamento del Partito Popolare </text:span>)</text:p>
      <text:p text:style-name="P3">Il Papa non accettava lo Stato Italiano, per questo fece il Non-expedit.</text:p>
      <text:p text:style-name="P3"/>
      <text:p text:style-name="P1">Il patto Gentiloni.</text:p>
      <text:p text:style-name="P1"/>
      <text:p text:style-name="P1">Conquista della Libia.</text:p>
      <text:p text:style-name="P6"/>
      <text:p text:style-name="P1"/>
      <text:p text:style-name="P1">LA GRANDE GUERRA:</text:p>
      <text:p text:style-name="P1"/>
      <text:p text:style-name="P1">Elencare sinteticamente le cause della Prima Guerra Mondiale.</text:p>
      <text:p text:style-name="P3">Congresso di Berlino <text:s text:c="7"/>}</text:p>
      <text:p text:style-name="P3">Le due Guerre Balcaniche <text:s/>} <text:s/>La questione balcanica.</text:p>
      <text:p text:style-name="P3">Assassinio dell'arciduca. <text:s text:c="2"/>}</text:p>
      <text:p text:style-name="P3">Contestazione della Salzia e la Lorena (Francia e Germania)</text:p>
      <text:p text:style-name="P3">Contrasto navale tra Germania e Inghilterra.</text:p>
      <text:p text:style-name="P3">La Russia proteggeva la Serbia.</text:p>
      <text:p text:style-name="P3">Il fenomeno del <text:span text:style-name="T1">Nazionalismo / Imperialismo.</text:span></text:p>
      <text:p text:style-name="P3"/>
      <text:p text:style-name="P3"><text:span text:style-name="T1">Cosa si intende con Pangermanismo</text:span> e <text:span text:style-name="T1">Panslavismo:</text:span></text:p>
      <text:p text:style-name="P3"><text:span text:style-name="T1">Pan Germanismo: </text:span>Nasce in<text:span text:style-name="T1"> Germania</text:span>, il sentimento di nazione che portò al Nazionalismo.</text:p>
      <text:p text:style-name="P3"><text:span text:style-name="T1">Pan Slavismo: </text:span>Nasce in<text:span text:style-name="T1"> Serbia, </text:span>poichè essa volle espandersi.</text:p>
      <text:p text:style-name="P1"/>
      <text:p text:style-name="P1">Alleanze della prima guerra mondiale.</text:p>
      <text:p text:style-name="P1"/>
      <text:p text:style-name="P1">Il Patto di Londra. (<text:span text:style-name="T2">Elencare tutti i luoghi che avrebbe vinto l'Italia</text:span>)</text:p>
      <text:p text:style-name="P3">Lo firmò una buona parte del Governo Italiano.</text:p>
      <text:p text:style-name="P3">La maggior parte dell'Italia era contraria.</text:p>
      <text:p text:style-name="P3">Rapporto della decisione col <text:span text:style-name="T1">RE.</text:span></text:p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4M4S</meta:editing-duration>
    <meta:editing-cycles>7</meta:editing-cycles>
    <meta:generator>OpenOffice/4.1.3$Win32 OpenOffice.org_project/413m1$Build-9783</meta:generator>
    <dc:date>2017-10-22T19:10:02.23</dc:date>
    <dc:creator>Cristian Borelli</dc:creator>
    <meta:document-statistic meta:table-count="0" meta:image-count="0" meta:object-count="0" meta:page-count="1" meta:paragraph-count="29" meta:word-count="198" meta:character-count="1307"/>
    <meta:user-defined meta:name="Info 1"/>
    <meta:user-defined meta:name="Info 2"/>
    <meta:user-defined meta:name="Info 3"/>
    <meta:user-defined meta:name="Info 4"/>
  </office:meta>
</office:document-meta>
</file>